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65d15" officeooo:paragraph-rsid="00165d15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1pt" officeooo:rsid="00165d15" officeooo:paragraph-rsid="00165d15" style:font-size-asian="11pt" style:font-size-complex="11pt"/>
    </style:style>
    <style:style style:name="P3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1pt" officeooo:rsid="00165d15" officeooo:paragraph-rsid="00165d15" style:font-size-asian="11pt" style:font-size-complex="11pt"/>
    </style:style>
    <style:style style:name="T1" style:family="text">
      <style:text-properties style:font-name="Liberation Sans" fo:font-size="11pt" style:font-size-asian="11pt" style:font-size-complex="11pt"/>
    </style:style>
    <style:style style:name="T2" style:family="text">
      <style:text-properties fo:background-color="#99ff33" loext:char-shading-value="0"/>
    </style:style>
    <style:style style:name="T3" style:family="text">
      <style:text-properties fo:background-color="#ffff99" loext:char-shading-value="0"/>
    </style:style>
    <style:style style:name="T4" style:family="text">
      <style:text-properties fo:background-color="#ffcc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#ff3333" loext:char-shading-value="0"/>
    </style:style>
    <style:style style:name="T7" style:family="text">
      <style:text-properties fo:background-color="#ff9999" loext:char-shading-value="0"/>
    </style:style>
    <style:style style:name="T8" style:family="text">
      <style:text-properties fo:background-color="#00cc00" loext:char-shading-value="0"/>
    </style:style>
    <style:style style:name="T9" style:family="text">
      <style:text-properties fo:background-color="#33ff99" loext:char-shading-value="0"/>
    </style:style>
    <style:style style:name="T10" style:family="text">
      <style:text-properties fo:background-color="#3399ff" loext:char-shading-value="0"/>
    </style:style>
    <style:style style:name="T11" style:family="text">
      <style:text-properties fo:background-color="#00ccff" loext:char-shading-value="0"/>
    </style:style>
    <style:style style:name="T12" style:family="text">
      <style:text-properties fo:background-color="#99ffff" loext:char-shading-value="0"/>
    </style:style>
    <style:style style:name="T13" style:family="text">
      <style:text-properties fo:background-color="#ff66ff" loext:char-shading-value="0"/>
    </style:style>
    <style:style style:name="T14" style:family="text">
      <style:text-properties fo:background-color="#ff99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ent advances in the azimuthal integration library PyFAI</text:p>
      <text:p text:style-name="P2">Giannis ASHIOTIS 1 , Jérôme KIEFFER 1</text:p>
      <text:p text:style-name="P2">1</text:p>
      <text:p text:style-name="P2">Data analysis / ESRF, Grenoble, France</text:p>
      <text:p text:style-name="P1"><text:span text:style-name="T1">E­mail: </text:span><text:a xlink:type="simple" xlink:href="mailto:jerome.kieffer@esrf.fr"><text:span text:style-name="T1">jerome.kieffer@esrf.fr</text:span></text:a><text:span text:style-name="T1"></text:span></text:p>
      <text:p text:style-name="P2"/>
      <text:p text:style-name="P2"/>
      <text:p text:style-name="P3"><text:span text:style-name="T4">Azimuthal integration</text:span> allows <text:span text:style-name="T5">the use of</text:span> area detectors for recording <text:span text:style-name="T3">powder diffraction patterns</text:span>, which ensure larger solid angle coverage and hence a better harvest of X­ray photons. This <text:span text:style-name="T3">data reduction</text:span> step is one of the most time­consuming tasks in the processing pipeline and sometimes limits the productivity of modern synchrotron beamlines, where diffraction is used to probe samples with a <text:span text:style-name="T5">pencil beam in 2D raster scans or diffraction tomography experiments</text:span> by using <text:span text:style-name="T3">very fast detectors</text:span>. </text:p>
      <text:p text:style-name="P2"><text:span text:style-name="T6">PyFAI</text:span> <text:s text:c="2"/>[1,2] <text:s text:c="2"/>is <text:s text:c="2"/>an <text:s text:c="2"/><text:span text:style-name="T7">open­source <text:s text:c="2"/>software <text:s text:c="2"/>package</text:span> <text:s text:c="2"/>designed <text:s text:c="2"/>to <text:s text:c="2"/>perform <text:s text:c="2"/><text:span text:style-name="T7">azimuthal <text:s text:c="2"/>and <text:s text:c="2"/>radial integration</text:span> and, correspondingly, <text:span text:style-name="T7">2D­regrouping</text:span> on area detector frames for <text:span text:style-name="T7">SAXS</text:span>, <text:span text:style-name="T7">WAXS</text:span> and <text:span text:style-name="T7">XRPD</text:span> experiments. It is written in <text:span text:style-name="T7">Python</text:span>, a language widely accepted and used by the scientific community <text:s text:c="2"/>today, <text:s text:c="2"/>which <text:s text:c="2"/>enables <text:s text:c="2"/>the <text:s text:c="2"/>users <text:s text:c="2"/>to <text:s text:c="2"/>easily <text:s text:c="2"/>incorporate <text:s text:c="2"/>the <text:s text:c="2"/>PyFAI <text:s text:c="2"/>libraries <text:s text:c="2"/>into <text:s text:c="2"/>their processing pipeline. We present recent work which focuses both on the <text:span text:style-name="T7">accuracy</text:span> of the results and <text:span text:style-name="T7">execution speed</text:span>.</text:p>
      <text:p text:style-name="P2">In PyFAI, azimuthal integration is obtained through <text:span text:style-name="T8">histogramming</text:span> pixel positions weighted by the pixel intensity. Pixels <text:span text:style-name="T9">spanning over more than one histogram bin </text:span>contribute to the neighbouring bins. This contribution depends on the area portion of each pixel falling into the given histogram bin. This greatly <text:span text:style-name="T9">reduces the noise</text:span> in the diffraction pattern but previous algorithm implementations (based on <text:span text:style-name="T9">bounding boxes</text:span>) tend to slightly blur out the signal. The current implementation gives narrower peaks, better suited for strain measurements.</text:p>
      <text:p text:style-name="P2">The <text:span text:style-name="T12">execution speed</text:span> issue has been addressed by using a <text:span text:style-name="T10">look­up table</text:span> when working on a set of images <text:s text:c="2"/>sharing <text:s text:c="2"/>the <text:s text:c="2"/><text:span text:style-name="T12">same <text:s text:c="2"/>geometrical <text:s text:c="2"/>configuration</text:span>. <text:s text:c="2"/>This <text:s text:c="2"/>is <text:s text:c="2"/>done <text:s text:c="2"/>by <text:s text:c="2"/>storing <text:s text:c="2"/>separately <text:s text:c="2"/>the contribution of each pixel of the detector to the corresponding bin of the histogram, <text:span text:style-name="T12">reusing that information</text:span> while processing the whole image set. Another benefit from using a look­up table is that the algorithm can now be better and more easily <text:span text:style-name="T13">parallelized</text:span>. In PyFAI this is achieved using <text:span text:style-name="T14">OpenCL</text:span>, which allows the user to perform the calculations on very <text:span text:style-name="T14">cost­effective graphics cards</text:span>, while at the same time maintaining the support for more <text:span text:style-name="T14">traditional multi­core systems</text:span>. The new algorithm <text:s text:c="2"/>is <text:s text:c="2"/>using <text:s/><text:span text:style-name="T14">less <text:s text:c="2"/>memory</text:span> <text:s text:c="2"/>to <text:s/>build the <text:s text:c="2"/>look­up <text:s text:c="2"/>table <text:s text:c="2"/>and <text:s text:c="2"/>makes <text:s text:c="2"/><text:span text:style-name="T14">multiple threads <text:s text:c="2"/>collaborate <text:s/>a on <text:s text:c="2"/>each <text:s text:c="2"/>bin</text:span> <text:s text:c="2"/>of <text:s text:c="2"/>the histogram to achieve better performances. </text:p>
      <text:p text:style-name="P2">The <text:span text:style-name="T4">performance gain</text:span> using OpenCL and the <text:s text:c="2"/>new <text:s text:c="2"/>algorithm <text:s text:c="2"/>is <text:s text:c="2"/>very <text:s text:c="2"/>clear <text:s text:c="2"/>(s. attached <text:span text:style-name="T3">figure</text:span>), <text:s text:c="2"/>as <text:s text:c="2"/>it <text:s text:c="2"/>is <text:s text:c="2"/>shown <text:s text:c="2"/>by <text:s text:c="2"/>the maximum <text:s text:c="2"/>attainable <text:s text:c="2"/>data <text:s text:c="2"/>throughput <text:s text:c="2"/>ofaround <text:s text:c="2"/><text:span text:style-name="T3">700 <text:s text:c="2"/>Mpixels/second</text:span>, <text:s text:c="2"/>on <text:s text:c="2"/>a <text:span text:style-name="T3">consumer <text:s text:c="2"/>grade <text:s text:c="2"/>graphics <text:s text:c="2"/>card</text:span>. <text:s text:c="2"/>These performances <text:s text:c="2"/>are <text:s text:c="2"/>compared <text:s text:c="2"/>to <text:s text:c="2"/>those obtained from professional graphics cards (Nvidia <text:s text:c="2"/>Tesla <text:s text:c="2"/>K20) <text:s text:c="2"/>and <text:s text:c="2"/>with <text:s text:c="2"/>dedicated accelerators (Intel Xeon Phi).</text:p>
      <text:p text:style-name="P2"/>
      <text:p text:style-name="P2">[1] J. Kieffer and D. Karkoulis (2013) Journal of Physics: Conference Series, 425, 202012</text:p>
      <text:p text:style-name="P2">[2] J. Kieffer and J.P. Wright (2013) Powder Diffraction, 28 , S339­S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3:30:50.078378814</meta:creation-date>
    <dc:date>2014-09-09T13:55:41.886232570</dc:date>
    <meta:editing-duration>PT9M41S</meta:editing-duration>
    <meta:editing-cycles>1</meta:editing-cycles>
    <meta:document-statistic meta:table-count="0" meta:image-count="0" meta:object-count="0" meta:page-count="1" meta:paragraph-count="12" meta:word-count="466" meta:character-count="3234" meta:non-whitespace-character-count="2592"/>
    <meta:generator>LibreOffice/4.2.5.2$Linux_X86_64 LibreOffice_project/420m0$Build-2</meta:generator>
  </office:meta>
</office:document-meta>
</file>